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Vivid2-notes">
      <style:graphic-properties draw:fill-color="#ffffff" fo:min-height="14cm" loext:decorative="false"/>
      <style:paragraph-properties style:writing-mode="lr-tb"/>
    </style:style>
    <style:style style:name="pr2" style:family="presentation" style:parent-style-name="Vivid2-subtitle">
      <style:graphic-properties draw:fill-color="#ffffff" draw:textarea-vertical-align="top" fo:min-height="12.191cm" loext:decorative="false"/>
      <style:paragraph-properties style:writing-mode="lr-tb"/>
    </style:style>
    <style:style style:name="pr3" style:family="presentation" style:parent-style-name="Vivid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text-properties fo:font-size="18pt"/>
    </style:style>
    <style:style style:name="P3" style:family="paragraph">
      <loext:graphic-properties draw:fill="none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  <style:text-properties fo:color="#000000" loext:opacity="100%"/>
    </style:style>
    <style:style style:name="P6" style:family="paragraph">
      <style:paragraph-properties fo:line-height="115%" fo:text-align="start"/>
      <style:text-properties fo:color="#000000" loext:opacity="100%"/>
    </style:style>
    <style:style style:name="P7" style:family="paragraph">
      <style:paragraph-properties fo:margin-left="0cm" fo:margin-right="0cm" fo:line-height="115%" fo:text-align="start" fo:text-indent="0cm"/>
      <style:text-properties fo:color="#000000" loext:opacity="100%"/>
    </style:style>
    <style:style style:name="P8" style:family="paragraph">
      <loext:graphic-properties draw:fill-color="#ffffff"/>
      <style:paragraph-properties fo:text-align="start"/>
      <style:text-properties fo:color="#000000" loext:opacity="100%" fo:font-size="30pt"/>
    </style:style>
    <style:style style:name="P9" style:family="paragraph">
      <loext:graphic-properties draw:fill-color="#ffffff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T1" style:family="text">
      <style:text-properties fo:color="#3465a4" loext:opacity="100%" style:text-outline="false" style:text-line-through-style="none" style:text-line-through-type="none" style:text-position="0% 100%" style:font-name="Noto Sans2" fo:font-size="4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40pt" style:font-style-asian="normal" style:font-weight-asian="250" style:font-size-complex="40pt" style:font-style-complex="normal" style:font-weight-complex="250" style:text-emphasize="none" style:text-scale="100%" style:font-relief="none" style:text-overline-style="none" style:text-overline-color="font-color"/>
    </style:style>
    <style:style style:name="T2" style:family="text">
      <style:text-properties fo:color="#04617b" loext:opacity="100%" style:text-outline="false" style:text-line-through-style="none" style:text-line-through-type="none" style:text-position="0% 100%" style:font-name="Noto Sans2" fo:font-size="4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40pt" style:font-style-asian="normal" style:font-weight-asian="250" style:font-size-complex="40pt" style:font-style-complex="normal" style:font-weight-complex="250" style:text-emphasize="none" style:text-scale="100%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2" fo:font-size="25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25pt" style:font-style-asian="normal" style:font-weight-asian="250" style:font-size-complex="25pt" style:font-style-complex="normal" style:font-weight-complex="250" style:text-emphasize="none" style:text-scale="100%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Noto Sans2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25pt" style:font-style-asian="normal" style:font-weight-asian="250" style:font-size-complex="25pt" style:font-style-complex="normal" style:font-weight-complex="250" style:text-emphasize="none" style:text-scale="100%" style:font-relief="none" style:text-overline-style="none" style:text-overline-color="font-color"/>
    </style:style>
    <style:style style:name="T5" style:family="text">
      <style:text-properties fo:color="#3465a4" loext:opacity="100%" fo:font-weight="bold" style:font-weight-asian="bold" style:font-weight-complex="bold"/>
    </style:style>
    <style:style style:name="T6" style:family="text">
      <style:text-properties fo:color="#000000" loext:opacity="100%" fo:font-size="25pt" fo:font-weight="normal" style:font-size-asian="25pt" style:font-weight-asian="normal" style:font-size-complex="25pt" style:font-weight-complex="normal"/>
    </style:style>
    <style:style style:name="T7" style:family="text">
      <style:text-properties fo:color="#3465a4" loext:opacity="100%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2" fo:font-size="26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26pt" style:font-style-asian="normal" style:font-weight-asian="250" style:font-size-complex="26pt" style:font-style-complex="normal" style:font-weight-complex="250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2" presentation:presentation-page-layout-name="AL1T32">
        <office:forms form:automatic-focus="false" form:apply-design-mode="false"/>
        <draw:frame draw:style-name="gr1" draw:text-style-name="P1" draw:layer="layout" svg:width="23.152cm" svg:height="6.914cm" svg:x="2.504cm" svg:y="4.48cm">
          <draw:text-box>
            <text:p><text:span text:style-name="T1">Todo List App Using Flask REST API</text:span><text:span text:style-name="T2"><text:line-break/></text:span><text:span text:style-name="T3">Chowdhury Zaber Bin Zahid</text:span><text:span text:style-name="T3"><text:line-break/></text:span><text:span text:style-name="T3">Software Engineer Intern</text:span><text:span text:style-name="T3"><text:line-break/></text:span><text:span text:style-name="T3">W3 Engineers Ltd</text:span></text:p>
          </draw:text-box>
        </draw:frame>
        <draw:frame draw:style-name="gr1" draw:text-style-name="P3" draw:layer="layout" svg:width="5.08cm" svg:height="1.398cm" svg:x="24.13cm" svg:y="13.97cm">
          <draw:text-box>
            <text:p text:style-name="P2"><text:span text:style-name="T4">03.01.2025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1T32">
        <office:forms form:automatic-focus="false" form:apply-design-mode="false"/>
        <draw:frame presentation:style-name="pr2" draw:text-style-name="P8" draw:layer="layout" svg:width="25.199cm" svg:height="12.191cm" svg:x="1.397cm" svg:y="1.752cm" presentation:class="subtitle" presentation:user-transformed="true">
          <draw:text-box>
            <text:p text:style-name="P5"><text:span text:style-name="T5">Project Overview</text:span></text:p>
            <text:list text:style-name="L2">
              <text:list-item>
                <text:list>
                  <text:list-item>
                    <text:p text:style-name="P6"><text:span text:style-name="T6">MVC</text:span></text:p>
                  </text:list-item>
                  <text:list-item>
                    <text:p text:style-name="P6"><text:span text:style-name="T6">HTTP Status Code</text:span></text:p>
                  </text:list-item>
                  <text:list-item>
                    <text:p text:style-name="P7"><text:span text:style-name="T6">CRUD Operation</text:span></text:p>
                  </text:list-item>
                  <text:list-item>
                    <text:p text:style-name="P7"><text:span text:style-name="T6">PEP 8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17cm" svg:height="9.56cm" svg:x="2cm" svg:y="2.5cm" draw:page-number="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1T32">
        <office:forms form:automatic-focus="false" form:apply-design-mode="false"/>
        <draw:frame presentation:style-name="pr2" draw:text-style-name="P8" draw:layer="layout" svg:width="25.199cm" svg:height="12.191cm" svg:x="1.397cm" svg:y="1.752cm" presentation:class="subtitle" presentation:user-transformed="true">
          <draw:text-box>
            <text:p text:style-name="P5"><text:span text:style-name="T7">Technologies</text:span></text:p>
            <text:list text:style-name="L2">
              <text:list-item>
                <text:list>
                  <text:list-item>
                    <text:p text:style-name="P6"><text:span text:style-name="T6">Flask</text:span></text:p>
                  </text:list-item>
                  <text:list-item>
                    <text:p text:style-name="P6"><text:span text:style-name="T6">Python Data Structure</text:span></text:p>
                  </text:list-item>
                  <text:list-item>
                    <text:p text:style-name="P6"><text:span text:style-name="T6">Postman</text:span></text:p>
                  </text:list-item>
                  <text:list-item>
                    <text:p text:style-name="P6"><text:span text:style-name="T6">Library (uuid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1T32">
        <office:forms form:automatic-focus="false" form:apply-design-mode="false"/>
        <draw:frame presentation:style-name="pr2" draw:text-style-name="P8" draw:layer="layout" svg:width="25.199cm" svg:height="12.191cm" svg:x="1.397cm" svg:y="1.752cm" presentation:class="subtitle" presentation:user-transformed="true">
          <draw:text-box>
            <text:p text:style-name="P5"><text:span text:style-name="T7">Features </text:span></text:p>
            <text:list text:style-name="L2">
              <text:list-item>
                <text:list>
                  <text:list-item>
                    <text:p text:style-name="P6"><text:span text:style-name="T6">Add todo</text:span></text:p>
                  </text:list-item>
                  <text:list-item>
                    <text:p text:style-name="P7"><text:span text:style-name="T6">Delete todo</text:span></text:p>
                  </text:list-item>
                  <text:list-item>
                    <text:p text:style-name="P6"><text:span text:style-name="T6">Update todo</text:span></text:p>
                  </text:list-item>
                  <text:list-item>
                    <text:p text:style-name="P6"><text:span text:style-name="T6">Show tod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1T32">
        <office:forms form:automatic-focus="false" form:apply-design-mode="false"/>
        <draw:frame draw:style-name="gr1" draw:text-style-name="P1" draw:layer="layout" svg:width="23.152cm" svg:height="6.914cm" svg:x="2.504cm" svg:y="4.48cm">
          <draw:text-box>
            <text:p text:style-name="P10"><text:span text:style-name="T1">Thank You!</text:span></text:p>
            <text:p text:style-name="P10"><text:span text:style-name="T8">Any Question?</text:span><text:span text:style-name="T2"><text:line-break/></text:span><text:span text:style-name="T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adornments="Negra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Ligera" style:font-pitch="variable"/>
    <style:font-face style:name="Noto Sans3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3" fo:font-size="24pt" fo:language="en" fo:country="US" style:font-name-asian="Noto Sans CJK JP:palt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Noto Sans1" fo:font-family="'Noto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Noto Sans1" fo:font-family="'Noto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3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3" fo:font-family="'Noto Sans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3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2" fo:font-family="'Noto Sans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3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3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3" fo:font-family="'Noto Sans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Noto Sans2" fo:font-family="'Noto Sans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2:54:16.222776757</meta:creation-date>
    <meta:editing-duration>PT53S</meta:editing-duration>
    <meta:editing-cycles>2</meta:editing-cycles>
    <meta:generator>LibreOffice/24.8.3.2$Linux_X86_64 LibreOffice_project/e14c9fdd1f585efcbb2c5363087a99d20928d522</meta:generator>
    <dc:title>Vivid</dc:title>
    <dc:date>2025-01-03T16:34:06.385697540</dc:date>
    <meta:document-statistic meta:object-count="60"/>
  </office:meta>
</office:document-meta>
</file>